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round" draw:fill="solid" draw:fill-color="#eaeaea" draw:textarea-horizontal-align="left" draw:textarea-vertical-align="middle" draw:auto-grow-height="false" fo:min-height="1.416cm" fo:min-width="2.1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solid" draw:fill-color="#eaeaea" draw:textarea-horizontal-align="left" draw:textarea-vertical-align="middle" draw:auto-grow-height="false" fo:min-height="1.415cm" fo:min-width="2.16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68cm" svg:stroke-color="#000000" svg:stroke-opacity="100%" draw:stroke-linejoin="round" draw:fill="solid" draw:fill-color="#eaeaea" draw:textarea-horizontal-align="left" draw:textarea-vertical-align="middle" draw:auto-grow-height="false" fo:min-height="1.72cm" fo:min-width="2.29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1cm" svg:stroke-color="#000000" draw:marker-start="msArrowEnd_20_5" draw:marker-start-width="0.213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0.944cm" fo:min-width="1.154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06cm" svg:stroke-color="#000000" svg:stroke-opacity="100%" draw:stroke-linejoin="miter" draw:fill="solid" draw:fill-color="#ffffff" draw:textarea-horizontal-align="left" draw:textarea-vertical-align="middle" draw:auto-grow-height="false" fo:min-height="1.001cm" fo:min-width="0.541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032cm" fo:min-width="0.492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0.943cm" fo:min-width="1.154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1.067cm" fo:min-width="1.299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032cm" fo:min-width="0.493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168cm" svg:stroke-color="#000000" draw:stroke-linejoin="round" draw:fill="solid" draw:fill-color="#eaeaea" draw:textarea-vertical-align="middle" draw:auto-grow-height="false" draw:fit-to-size="false" fo:min-height="1.612cm" fo:min-width="2.253cm" fo:padding-top="0.087cm" fo:padding-bottom="0.087cm" fo:padding-left="0.174cm" fo:padding-right="0.174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398cm" fo:min-width="1.033cm" fo:padding-top="0.087cm" fo:padding-bottom="0.087cm" fo:padding-left="0.174cm" fo:padding-right="0.174cm" fo:wrap-option="no-wrap"/>
    </style:style>
    <style:style style:name="gr33" style:family="graphic" style:parent-style-name="standard">
      <style:graphic-properties draw:stroke="solid" svg:stroke-width="0.106cm" svg:stroke-color="#000000" draw:stroke-linejoin="miter" draw:fill="solid" draw:fill-color="#ffffff" draw:textarea-vertical-align="middle" draw:auto-grow-height="false" draw:fit-to-size="false" fo:min-height="1.089cm" fo:min-width="0.692cm" fo:padding-top="0.087cm" fo:padding-bottom="0.087cm" fo:padding-left="0.174cm" fo:padding-right="0.174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19cm" fo:min-width="0.642cm" fo:padding-top="0.087cm" fo:padding-bottom="0.087cm" fo:padding-left="0.174cm" fo:padding-right="0.174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457cm" fo:min-width="1.146cm" fo:padding-top="0.087cm" fo:padding-bottom="0.087cm" fo:padding-left="0.174cm" fo:padding-right="0.174cm" fo:wrap-option="no-wrap"/>
    </style:style>
    <style:style style:name="gr36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1.688cm" fo:min-width="4.109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1.688cm" fo:min-width="5.275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1.688cm" fo:min-width="4.099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2.903cm" fo:min-width="5.013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2.482cm" fo:min-width="4.18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cm" fo:min-width="0.021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1cm" fo:min-width="0.021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cm" fo:min-width="0.02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35cm" svg:stroke-color="#5b9bd5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035cm" svg:stroke-color="#5b9bd5" draw:marker-end="msArrowOpenEnd_20_5" draw:marker-end-width="0.315cm" draw:marker-end-center="false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solid" svg:stroke-width="0.035cm" svg:stroke-color="#5b9bd5" draw:marker-start="msArrowOpenEnd_20_5" draw:marker-start-width="0.315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35cm" svg:stroke-color="#5b9bd5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63cm" fo:min-width="0.364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63cm" fo:min-width="0.457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02cm" fo:min-width="0.395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01cm" fo:min-width="0.395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0.041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649cm" fo:min-width="0.425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35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749cm" fo:min-width="0.547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671cm" fo:min-width="0.427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0.967cm" fo:min-width="0.643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71cm" fo:min-width="0.529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1.019cm" fo:min-width="0.626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29cm" fo:min-width="0.251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min-height="0.323cm" fo:min-width="0.436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fo:min-height="3.506cm" draw:shadow-color="#808080"/>
    </style:style>
    <style:style style:name="pr2" style:family="presentation" style:parent-style-name="Predefinit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3cm" fo:min-width="0cm" fo:padding-top="0.051cm" fo:padding-bottom="0cm" fo:padding-left="0cm" fo:padding-right="0cm" fo:wrap-option="wrap" draw:shadow-color="#808080"/>
    </style:style>
    <style:style style:name="pr3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1.862cm" fo:min-width="0cm" fo:padding-top="0cm" fo:padding-bottom="0cm" fo:padding-left="0cm" fo:padding-right="0cm" fo:wrap-option="wrap" draw:shadow-color="#808080"/>
    </style:style>
    <style:style style:name="pr4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1.963cm" fo:min-width="0cm" fo:padding-top="0cm" fo:padding-bottom="0cm" fo:padding-left="0cm" fo:padding-right="0cm" fo:wrap-option="wrap" draw:shadow-color="#808080"/>
    </style:style>
    <style:style style:name="pr5" style:family="presentation" style:parent-style-name="Predefinito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Predefinito-title">
      <style:graphic-properties fo:min-height="3.497cm"/>
    </style:style>
    <style:style style:name="pr7" style:family="presentation" style:parent-style-name="Predefinito-outline1">
      <style:graphic-properties fo:min-height="11.921cm"/>
    </style:style>
    <style:style style:name="pr8" style:family="presentation" style:parent-style-name="Predefinito-notes">
      <style:graphic-properties draw:fill-color="#ffffff" fo:min-height="13.357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loext:graphic-properties draw:fill="solid" draw:fill-color="#eaeaea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eaeaea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gradient" draw:fill-color="#549ada" draw:fill-gradient-name="Gradient_20_2"/>
      <style:paragraph-properties style:writing-mode="lr-tb" style:font-independent-line-spacing="true"/>
    </style:style>
    <style:style style:name="P1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-color="#ffffff"/>
    </style:style>
    <style:style style:name="T1" style:family="text">
      <style:text-properties fo:color="#000000" fo:font-size="24pt" fo:language="it" fo:country="IT" style:font-size-asian="24pt" style:language-asian="it" style:country-asian="IT" style:font-size-complex="24pt" style:language-complex="it" style:country-complex="IT"/>
    </style:style>
    <style:style style:name="T2" style:family="text">
      <style:text-properties fo:color="#ccccff" fo:font-size="24pt" fo:language="it" fo:country="IT" style:font-size-asian="24pt" style:language-asian="it" style:country-asian="IT" style:font-size-complex="24pt" style:language-complex="it" style:country-complex="IT"/>
    </style:style>
    <style:style style:name="T3" style:family="text">
      <style:text-properties fo:color="#000000" fo:font-size="24pt" fo:language="it" fo:country="IT" fo:font-weight="bold" style:font-size-asian="24pt" style:language-asian="it" style:country-asian="IT" style:font-weight-asian="bold" style:font-size-complex="24pt" style:language-complex="it" style:country-complex="IT" style:font-weight-complex="bold"/>
    </style:style>
    <style:style style:name="T4" style:family="text">
      <style:text-properties fo:language="it" fo:country="IT" style:language-asian="it" style:country-asian="IT" style:language-complex="it" style:country-complex="IT"/>
    </style:style>
    <style:style style:name="T5" style:family="text">
      <style:text-properties fo:color="#000000" style:text-position="0% 100%" style:font-name="Calibri" fo:font-size="16pt" fo:language="it" fo:country="IT" fo:font-style="italic" style:font-size-asian="16pt" style:language-asian="it" style:country-asian="IT" style:font-style-asian="italic" style:font-size-complex="16pt" style:language-complex="it" style:country-complex="IT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font-size-asian="16pt" style:language-asian="it" style:country-asian="IT" style:font-style-asian="normal" style:font-weight-asian="normal" style:font-size-complex="16pt" style:language-complex="it" style:country-complex="IT" style:font-style-complex="normal" style:font-weight-complex="normal"/>
    </style:style>
    <style:style style:name="T7" style:family="text">
      <style:text-properties fo:color="#000000" style:text-position="0% 100%" style:font-name="Calibri" fo:font-size="14pt" fo:language="it" fo:country="IT" style:text-underline-style="solid" style:text-underline-width="auto" style:text-underline-color="font-color" style:font-size-asian="14pt" style:language-asian="it" style:country-asian="IT" style:font-size-complex="14pt" style:language-complex="it" style:country-complex="IT"/>
    </style:style>
    <style:style style:name="T8" style:family="text">
      <style:text-properties fo:color="#000000" style:text-position="0% 100%" style:font-name="Calibri" fo:font-size="14pt" fo:language="it" fo:country="IT" style:font-size-asian="14pt" style:language-asian="it" style:country-asian="IT" style:font-size-complex="14pt" style:language-complex="it" style:country-complex="IT"/>
    </style:style>
    <text:list-style style:name="L1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1" draw:layer="layout" svg:width="25.197cm" svg:height="3.506cm" svg:x="1.397cm" svg:y="0.838cm" presentation:class="title" presentation:placeholder="true" presentation:user-transformed="true">
          <draw:text-box/>
        </draw:frame>
        <draw:frame presentation:style-name="pr2" draw:text-style-name="P3" draw:layer="layout" svg:width="25.197cm" svg:height="12.18cm" svg:x="1.397cm" svg:y="4.912cm" presentation:class="outline" presentation:user-transformed="true">
          <draw:text-box>
            <text:list text:style-name="L1">
              <text:list-item>
                <text:p text:style-name="P2"><text:span text:style-name="T1">Claudio Cardinale </text:span><text:span text:style-name="T2"><text:a xlink:href="mailto:claudio.cardinale@mail.polimi.it" xlink:type="simple">claudio.cardinale@mail.polimi.it</text:a></text:span><text:span text:style-name="T1"> </text:span></text:p>
              </text:list-item>
              <text:list-item>
                <text:p text:style-name="P2"><text:span text:style-name="T1">Giorgio Pea </text:span><text:span text:style-name="T2"><text:a xlink:href="mailto:giorgio.pea@mail.polimi.it" xlink:type="simple">giorgio.pea@mail.polimi.it</text:a></text:span><text:span text:style-name="T1"> </text:span></text:p>
              </text:list-item>
              <text:list-item>
                <text:p text:style-name="P2"><text:span text:style-name="T1">Delivery date: 03-05-2016</text:span></text:p>
              </text:list-item>
              <text:list-item>
                <text:p text:style-name="P2"><text:span text:style-name="T1">This document is about the design of our website. It is composed by 3 schemas: C-IDM, L-IDM AND P-IDM. We’ve used Pencil as prototyping tool for the interactive mockup.</text:span></text:p>
              </text:list-item>
              <text:list-item>
                <text:p text:style-name="P2"><text:span text:style-name="T3">TODO</text:span><text:span text:style-name="T1"> ABSTRACT</text:span></text:p>
              </text:list-item>
              <text:list-item>
                <text:p text:style-name="P2"><text:span text:style-name="T3">TODO</text:span><text:span text:style-name="T1"> say what we have added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custom-shape draw:style-name="gr2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redefinito" presentation:presentation-page-layout-name="AL1T1">
        <draw:frame presentation:style-name="pr3" draw:text-style-name="P3" draw:layer="layout" svg:width="25.197cm" svg:height="1.861cm" svg:x="1.397cm" svg:y="0.369cm" presentation:class="title" presentation:user-transformed="true">
          <draw:text-box>
            <text:list text:style-name="L2">
              <text:list-header>
                <text:p text:style-name="P4"><text:span text:style-name="T4">C-IDM</text:span></text:p>
              </text:list-header>
            </text:list>
          </draw:text-box>
        </draw:frame>
        <draw:custom-shape draw:style-name="gr3" draw:text-style-name="P5" draw:layer="layout" svg:width="2.663cm" svg:height="1.676cm" svg:x="7.735cm" svg:y="3.554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663,1677)"/>
            <draw:equation draw:name="f5" draw:formula="?f4 *?f3 "/>
            <draw:equation draw:name="f6" draw:formula="?f5 /-31072"/>
            <draw:equation draw:name="f7" draw:formula="2663-?f6 "/>
            <draw:equation draw:name="f8" draw:formula="1677-?f6 "/>
            <draw:equation draw:name="f9" draw:formula="?f6 *29289"/>
            <draw:equation draw:name="f10" draw:formula="?f9 /-31072"/>
            <draw:equation draw:name="f11" draw:formula="2663-?f10 "/>
            <draw:equation draw:name="f12" draw:formula="1677-?f10 "/>
            <draw:equation draw:name="f13" draw:formula="2663/2"/>
            <draw:equation draw:name="f14" draw:formula="1677/2"/>
            <draw:equation draw:name="f15" draw:formula="1677"/>
            <draw:equation draw:name="f16" draw:formula="2663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4" draw:text-style-name="P7" draw:layer="layout" svg:width="3.851cm" svg:height="0.927cm" svg:x="7.192cm" svg:y="2.355cm">
          <text:list text:style-name="L2">
            <text:list-header>
              <text:p text:style-name="P6"><text:span text:style-name="T5">Who we 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49/2"/>
            <draw:equation draw:name="f1" draw:formula="928/2"/>
            <draw:equation draw:name="f2" draw:formula="928"/>
            <draw:equation draw:name="f3" draw:formula="3849"/>
          </draw:enhanced-geometry>
        </draw:custom-shape>
        <draw:custom-shape draw:style-name="gr5" draw:text-style-name="P5" draw:layer="layout" svg:width="2.664cm" svg:height="1.675cm" svg:x="16.536cm" svg:y="3.431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663,1677)"/>
            <draw:equation draw:name="f5" draw:formula="?f4 *?f3 "/>
            <draw:equation draw:name="f6" draw:formula="?f5 /-31072"/>
            <draw:equation draw:name="f7" draw:formula="2663-?f6 "/>
            <draw:equation draw:name="f8" draw:formula="1677-?f6 "/>
            <draw:equation draw:name="f9" draw:formula="?f6 *29289"/>
            <draw:equation draw:name="f10" draw:formula="?f9 /-31072"/>
            <draw:equation draw:name="f11" draw:formula="2663-?f10 "/>
            <draw:equation draw:name="f12" draw:formula="1677-?f10 "/>
            <draw:equation draw:name="f13" draw:formula="2663/2"/>
            <draw:equation draw:name="f14" draw:formula="1677/2"/>
            <draw:equation draw:name="f15" draw:formula="1677"/>
            <draw:equation draw:name="f16" draw:formula="2663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6" draw:text-style-name="P7" draw:layer="layout" svg:width="3.368cm" svg:height="0.927cm" svg:x="16.237cm" svg:y="2.231cm">
          <text:list text:style-name="L2">
            <text:list-header>
              <text:p text:style-name="P6"><text:span text:style-name="T5">The group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66/2"/>
            <draw:equation draw:name="f1" draw:formula="928/2"/>
            <draw:equation draw:name="f2" draw:formula="928"/>
            <draw:equation draw:name="f3" draw:formula="3366"/>
          </draw:enhanced-geometry>
        </draw:custom-shape>
        <draw:custom-shape draw:style-name="gr7" draw:text-style-name="P5" draw:layer="layout" svg:width="2.791cm" svg:height="1.98cm" svg:x="6.491cm" svg:y="7.752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8" draw:text-style-name="P7" draw:layer="layout" svg:width="5.049cm" svg:height="0.927cm" svg:x="5.918cm" svg:y="6.601cm">
          <text:list text:style-name="L2">
            <text:list-header>
              <text:p text:style-name="P6"><text:span text:style-name="T5">Device [10-10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051/2"/>
            <draw:equation draw:name="f1" draw:formula="928/2"/>
            <draw:equation draw:name="f2" draw:formula="928"/>
            <draw:equation draw:name="f3" draw:formula="5051"/>
          </draw:enhanced-geometry>
        </draw:custom-shape>
        <draw:custom-shape draw:style-name="gr7" draw:text-style-name="P5" draw:layer="layout" svg:width="2.791cm" svg:height="1.98cm" svg:x="17.542cm" svg:y="7.752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9" draw:text-style-name="P7" draw:layer="layout" svg:width="5.138cm" svg:height="1.603cm" svg:x="17.167cm" svg:y="5.997cm">
          <text:list text:style-name="L2">
            <text:list-header>
              <text:p text:style-name="P6"><text:span text:style-name="T5">Smart life</text:span></text:p>
              <text:p text:style-name="P6"><text:span text:style-name="T5">Services [10-5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136/2"/>
            <draw:equation draw:name="f1" draw:formula="1602/2"/>
            <draw:equation draw:name="f2" draw:formula="1602"/>
            <draw:equation draw:name="f3" draw:formula="5136"/>
          </draw:enhanced-geometry>
        </draw:custom-shape>
        <draw:custom-shape draw:style-name="gr7" draw:text-style-name="P5" draw:layer="layout" svg:width="2.791cm" svg:height="1.98cm" svg:x="6.469cm" svg:y="14.354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10" draw:text-style-name="P7" draw:layer="layout" svg:width="4.215cm" svg:height="1.603cm" svg:x="7.1cm" svg:y="16.4cm">
          <text:list text:style-name="L2">
            <text:list-header>
              <text:p text:style-name="P6"><text:span text:style-name="T5">Assistance</text:span></text:p>
              <text:p text:style-name="P6"><text:span text:style-name="T5">Services [5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213/2"/>
            <draw:equation draw:name="f1" draw:formula="1602/2"/>
            <draw:equation draw:name="f2" draw:formula="1602"/>
            <draw:equation draw:name="f3" draw:formula="4213"/>
          </draw:enhanced-geometry>
        </draw:custom-shape>
        <draw:connector draw:style-name="gr11" draw:text-style-name="P8" draw:layer="layout" draw:type="line" svg:x1="9.286cm" svg:y1="8.401cm" svg:x2="17.502cm" svg:y2="8.406cm" svg:d="M9286 8401l8216 5" svg:viewBox="0 0 8217 6">
          <text:p/>
        </draw:connector>
        <draw:custom-shape draw:style-name="gr12" draw:text-style-name="P7" draw:layer="layout" svg:width="6.196cm" svg:height="1.603cm" svg:x="11.099cm" svg:y="6.698cm">
          <text:list text:style-name="L2">
            <text:list-header>
              <text:p text:style-name="P6"><text:span text:style-name="T5">Available SL Service</text:span></text:p>
              <text:p text:style-name="P6"><text:span text:style-name="T5">1:5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6198/2"/>
            <draw:equation draw:name="f1" draw:formula="1602/2"/>
            <draw:equation draw:name="f2" draw:formula="1602"/>
            <draw:equation draw:name="f3" draw:formula="6198"/>
          </draw:enhanced-geometry>
        </draw:custom-shape>
        <draw:connector draw:style-name="gr13" draw:text-style-name="P8" draw:layer="layout" draw:type="line" svg:x1="9.286cm" svg:y1="8.999cm" svg:x2="17.542cm" svg:y2="9.005cm" svg:d="M9286 8999l8256 6" svg:viewBox="0 0 8257 7">
          <text:p/>
        </draw:connector>
        <draw:custom-shape draw:style-name="gr14" draw:text-style-name="P7" draw:layer="layout" svg:width="4.807cm" svg:height="1.603cm" svg:x="10.993cm" svg:y="8.899cm">
          <text:list text:style-name="L2">
            <text:list-header>
              <text:p text:style-name="P6"><text:span text:style-name="T5">For device(s)_1</text:span></text:p>
              <text:p text:style-name="P6"><text:span text:style-name="T5">1:3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809/2"/>
            <draw:equation draw:name="f1" draw:formula="1602/2"/>
            <draw:equation draw:name="f2" draw:formula="1602"/>
            <draw:equation draw:name="f3" draw:formula="4809"/>
          </draw:enhanced-geometry>
        </draw:custom-shape>
        <draw:connector draw:style-name="gr11" draw:text-style-name="P8" draw:layer="layout" draw:type="line" svg:x1="8.599cm" svg:y1="9.727cm" svg:x2="8.604cm" svg:y2="14.349cm" svg:d="M8599 9727l5 4622" svg:viewBox="0 0 6 4623">
          <text:p/>
        </draw:connector>
        <draw:connector draw:style-name="gr11" draw:text-style-name="P8" draw:layer="layout" draw:type="line" svg:x1="7.297cm" svg:y1="14.348cm" svg:x2="7.287cm" svg:y2="9.796cm" svg:d="M7297 14348l-10-4552" svg:viewBox="0 0 11 4553">
          <text:p/>
        </draw:connector>
        <draw:custom-shape draw:style-name="gr15" draw:text-style-name="P7" draw:layer="layout" svg:width="4.452cm" svg:height="1.603cm" svg:x="8.546cm" svg:y="11.602cm">
          <text:list text:style-name="L2">
            <text:list-header>
              <text:p text:style-name="P6"><text:span text:style-name="T5">Assistance for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454/2"/>
            <draw:equation draw:name="f1" draw:formula="1602/2"/>
            <draw:equation draw:name="f2" draw:formula="1602"/>
            <draw:equation draw:name="f3" draw:formula="4454"/>
          </draw:enhanced-geometry>
        </draw:custom-shape>
        <draw:custom-shape draw:style-name="gr16" draw:text-style-name="P7" draw:layer="layout" svg:width="3.728cm" svg:height="2.279cm" svg:x="3.501cm" svg:y="11.523cm">
          <text:list text:style-name="L2">
            <text:list-header>
              <text:p text:style-name="P6"><text:span text:style-name="T5">For</text:span></text:p>
              <text:p text:style-name="P6"><text:span text:style-name="T5">device(s)_2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26/2"/>
            <draw:equation draw:name="f1" draw:formula="2278/2"/>
            <draw:equation draw:name="f2" draw:formula="2278"/>
            <draw:equation draw:name="f3" draw:formula="3726"/>
          </draw:enhanced-geometry>
        </draw:custom-shape>
        <draw:custom-shape draw:style-name="gr17" draw:text-style-name="P3" draw:layer="layout" svg:width="1.654cm" svg:height="1.204cm" svg:x="4.745cm" svg:y="8.202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18" draw:text-style-name="P9" draw:layer="layout" svg:width="1.041cm" svg:height="1.261cm" svg:x="3.598cm" svg:y="8.128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19" draw:text-style-name="P7" draw:layer="layout" svg:width="3.588cm" svg:height="1.603cm" svg:x="3.4cm" svg:y="9.397cm">
          <text:list text:style-name="L2">
            <text:list-header>
              <text:p text:style-name="P6"><text:span text:style-name="T5">De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90/2"/>
            <draw:equation draw:name="f1" draw:formula="1602/2"/>
            <draw:equation draw:name="f2" draw:formula="1602"/>
            <draw:equation draw:name="f3" draw:formula="3590"/>
          </draw:enhanced-geometry>
        </draw:custom-shape>
        <draw:custom-shape draw:style-name="gr17" draw:text-style-name="P3" draw:layer="layout" svg:width="1.654cm" svg:height="1.204cm" svg:x="1.799cm" svg:y="8.198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0" draw:text-style-name="P9" draw:layer="layout" svg:width="0.992cm" svg:height="1.292cm" svg:x="0.798cm" svg:y="8.105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1" draw:text-style-name="P7" draw:layer="layout" svg:width="3.52cm" svg:height="1.603cm" svg:x="-0.097cm" svg:y="9.397cm">
          <text:list text:style-name="L2">
            <text:list-header>
              <text:p text:style-name="P6"><text:span text:style-name="T5">All de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18/2"/>
            <draw:equation draw:name="f1" draw:formula="1602/2"/>
            <draw:equation draw:name="f2" draw:formula="1602"/>
            <draw:equation draw:name="f3" draw:formula="3518"/>
          </draw:enhanced-geometry>
        </draw:custom-shape>
        <draw:custom-shape draw:style-name="gr22" draw:text-style-name="P3" draw:layer="layout" svg:width="1.654cm" svg:height="1.203cm" svg:x="4.745cm" svg:y="14.773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18" draw:text-style-name="P9" draw:layer="layout" svg:width="1.041cm" svg:height="1.261cm" svg:x="3.598cm" svg:y="14.703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23" draw:text-style-name="P7" draw:layer="layout" svg:width="3.681cm" svg:height="2.279cm" svg:x="3.656cm" svg:y="16.073cm">
          <text:list text:style-name="L2">
            <text:list-header>
              <text:p text:style-name="P6"><text:span text:style-name="T5">Assistance</text:span></text:p>
              <text:p text:style-name="P6"><text:span text:style-name="T5">ser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683/2"/>
            <draw:equation draw:name="f1" draw:formula="2278/2"/>
            <draw:equation draw:name="f2" draw:formula="2278"/>
            <draw:equation draw:name="f3" draw:formula="3683"/>
          </draw:enhanced-geometry>
        </draw:custom-shape>
        <draw:custom-shape draw:style-name="gr22" draw:text-style-name="P3" draw:layer="layout" svg:width="1.654cm" svg:height="1.203cm" svg:x="1.799cm" svg:y="14.773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0" draw:text-style-name="P9" draw:layer="layout" svg:width="0.992cm" svg:height="1.292cm" svg:x="0.798cm" svg:y="14.6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4" draw:text-style-name="P7" draw:layer="layout" svg:width="4.337cm" svg:height="2.279cm" svg:x="-0.106cm" svg:y="15.972cm">
          <text:list text:style-name="L2">
            <text:list-header>
              <text:p text:style-name="P6"><text:span text:style-name="T5">All assistance</text:span></text:p>
              <text:p text:style-name="P6"><text:span text:style-name="T5">ser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335/2"/>
            <draw:equation draw:name="f1" draw:formula="2278/2"/>
            <draw:equation draw:name="f2" draw:formula="2278"/>
            <draw:equation draw:name="f3" draw:formula="4335"/>
          </draw:enhanced-geometry>
        </draw:custom-shape>
        <draw:custom-shape draw:style-name="gr25" draw:text-style-name="P3" draw:layer="layout" svg:width="1.799cm" svg:height="1.327cm" draw:transform="rotate (-3.14159265358979) translate (22.233cm 9.184cm)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798,1328)"/>
            <draw:equation draw:name="f1" draw:formula="-31072*1798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798-?f12 "/>
            <draw:equation draw:name="f14" draw:formula="1328*?f6 "/>
            <draw:equation draw:name="f15" draw:formula="?f14 /3392"/>
            <draw:equation draw:name="f16" draw:formula="1328/2"/>
            <draw:equation draw:name="f17" draw:formula="?f16 -?f15 "/>
            <draw:equation draw:name="f18" draw:formula="?f16 +?f15 "/>
            <draw:equation draw:name="f19" draw:formula="?f18 "/>
            <draw:equation draw:name="f20" draw:formula="1328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328"/>
            <draw:equation draw:name="f26" draw:formula="1798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6" draw:text-style-name="P11" draw:layer="layout" svg:width="4.007cm" svg:height="2.279cm" svg:x="24.019cm" svg:y="9.04cm">
          <text:list text:style-name="L2">
            <text:list-header>
              <text:p text:style-name="P10"><text:span text:style-name="T5">All smart</text:span></text:p>
              <text:p text:style-name="P10"><text:span text:style-name="T5">Life services</text:span></text:p>
              <text:p text:style-name="P10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005/2"/>
            <draw:equation draw:name="f1" draw:formula="2278/2"/>
            <draw:equation draw:name="f2" draw:formula="2278"/>
            <draw:equation draw:name="f3" draw:formula="4005"/>
          </draw:enhanced-geometry>
        </draw:custom-shape>
        <draw:custom-shape draw:style-name="gr20" draw:text-style-name="P9" draw:layer="layout" svg:width="0.992cm" svg:height="1.292cm" svg:x="25.713cm" svg:y="7.8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7" draw:text-style-name="P11" draw:layer="layout" svg:width="3.859cm" svg:height="2.279cm" svg:x="20.523cm" svg:y="9.036cm">
          <text:list text:style-name="L2">
            <text:list-header>
              <text:p text:style-name="P10"><text:span text:style-name="T5">Smart life</text:span></text:p>
              <text:p text:style-name="P10"><text:span text:style-name="T5">services by </text:span></text:p>
              <text:p text:style-name="P10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61/2"/>
            <draw:equation draw:name="f1" draw:formula="2278/2"/>
            <draw:equation draw:name="f2" draw:formula="2278"/>
            <draw:equation draw:name="f3" draw:formula="3861"/>
          </draw:enhanced-geometry>
        </draw:custom-shape>
        <draw:custom-shape draw:style-name="gr18" draw:text-style-name="P9" draw:layer="layout" svg:width="1.041cm" svg:height="1.261cm" svg:x="22.423cm" svg:y="7.872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25" draw:text-style-name="P3" draw:layer="layout" svg:width="1.799cm" svg:height="1.327cm" draw:transform="rotate (-3.14159265358979) translate (25.483cm 9.193cm)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798,1328)"/>
            <draw:equation draw:name="f1" draw:formula="-31072*1798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798-?f12 "/>
            <draw:equation draw:name="f14" draw:formula="1328*?f6 "/>
            <draw:equation draw:name="f15" draw:formula="?f14 /3392"/>
            <draw:equation draw:name="f16" draw:formula="1328/2"/>
            <draw:equation draw:name="f17" draw:formula="?f16 -?f15 "/>
            <draw:equation draw:name="f18" draw:formula="?f16 +?f15 "/>
            <draw:equation draw:name="f19" draw:formula="?f18 "/>
            <draw:equation draw:name="f20" draw:formula="1328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328"/>
            <draw:equation draw:name="f26" draw:formula="1798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8" draw:text-style-name="P11" draw:layer="layout" svg:width="3.33cm" svg:height="0.927cm" svg:x="20.657cm" svg:y="12.532cm">
          <text:list text:style-name="L2">
            <text:list-header>
              <text:p text:style-name="P10"><text:span text:style-name="T5">Highligh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28/2"/>
            <draw:equation draw:name="f1" draw:formula="928/2"/>
            <draw:equation draw:name="f2" draw:formula="928"/>
            <draw:equation draw:name="f3" draw:formula="3328"/>
          </draw:enhanced-geometry>
        </draw:custom-shape>
        <draw:custom-shape draw:style-name="gr29" draw:text-style-name="P9" draw:layer="layout" svg:width="0.993cm" svg:height="1.292cm" svg:x="22.013cm" svg:y="11.36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30" draw:text-style-name="P7" draw:layer="layout" svg:width="7.534cm" svg:height="2.279cm" svg:x="0.203cm" svg:y="4.401cm">
          <text:list text:style-name="L2">
            <text:list-header>
              <text:p text:style-name="P6"><text:span text:style-name="T5">Devices can be filtered</text:span></text:p>
              <text:p text:style-name="P6"><text:span text:style-name="T5">furthermore with options</text:span></text:p>
              <text:p text:style-name="P6"><text:span text:style-name="T5">for a given category 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536/2"/>
            <draw:equation draw:name="f1" draw:formula="2278/2"/>
            <draw:equation draw:name="f2" draw:formula="2278"/>
            <draw:equation draw:name="f3" draw:formula="7536"/>
          </draw:enhanced-geometry>
        </draw:custom-shape>
        <draw:custom-shape draw:name="AutoShape 15" draw:style-name="gr31" draw:text-style-name="P12" draw:layer="layout" svg:width="2.793cm" svg:height="1.978cm" svg:x="6.444cm" svg:y="7.7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5" draw:style-name="gr31" draw:text-style-name="P12" draw:layer="layout" svg:width="2.793cm" svg:height="1.978cm" svg:x="17.6cm" svg:y="7.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5" draw:style-name="gr31" draw:text-style-name="P12" draw:layer="layout" svg:width="2.793cm" svg:height="1.978cm" svg:x="6.4cm" svg:y="14.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38" draw:style-name="gr32" draw:text-style-name="P13" draw:layer="layout" svg:width="1.655cm" svg:height="1.202cm" svg:x="4.545cm" svg:y="8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7" draw:style-name="gr33" draw:text-style-name="P14" draw:layer="layout" svg:width="1.04cm" svg:height="1.263cm" svg:x="3.36cm" svg:y="7.932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2" draw:text-style-name="P13" draw:layer="layout" svg:width="1.655cm" svg:height="1.202cm" svg:x="1.545cm" svg:y="7.998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38" draw:style-name="gr32" draw:text-style-name="P13" draw:layer="layout" svg:width="1.655cm" svg:height="1.202cm" svg:x="4.548cm" svg:y="14.699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7" draw:style-name="gr33" draw:text-style-name="P14" draw:layer="layout" svg:width="1.04cm" svg:height="1.263cm" svg:x="3.363cm" svg:y="14.631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2" draw:text-style-name="P13" draw:layer="layout" svg:width="1.655cm" svg:height="1.202cm" svg:x="1.548cm" svg:y="14.697cm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0.4cm" svg:y="7.902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8" draw:style-name="gr34" draw:text-style-name="P14" draw:layer="layout" svg:width="0.99cm" svg:height="1.293cm" svg:x="0.401cm" svg:y="14.602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5" draw:text-style-name="P13" draw:layer="layout" svg:width="1.797cm" svg:height="1.327cm" draw:transform="rotate (-3.14159265358979) translate (22.444cm 9.197cm)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25.92cm" svg:y="7.893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7" draw:style-name="gr33" draw:text-style-name="P14" draw:layer="layout" svg:width="1.04cm" svg:height="1.263cm" svg:x="22.633cm" svg:y="7.893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5" draw:text-style-name="P13" draw:layer="layout" svg:width="1.797cm" svg:height="1.327cm" draw:transform="rotate (-3.14159265358979) translate (25.694cm 9.208cm)">
          <text:p/>
          <draw:enhanced-geometry draw:mirror-horizontal="false" draw:mirror-vertical="false" svg:viewBox="0 0 0 0" draw:text-areas="0 ?f8 ?f12 ?f9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22.2cm" svg:y="11.402cm">
          <text:p/>
          <draw:enhanced-geometry draw:mirror-horizontal="false" draw:mirror-vertical="tru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custom-shape draw:style-name="gr2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finito" presentation:presentation-page-layout-name="AL1T1">
        <draw:g draw:name="Group 31">
          <draw:custom-shape draw:name="Rounded Rectangle 29" draw:style-name="gr36" draw:text-style-name="P14" draw:layer="layout" svg:width="4.817cm" svg:height="2.146cm" svg:x="5.536cm" svg:y="15.1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37" draw:text-style-name="P15" draw:layer="layout" svg:width="4.212cm" svg:height="1.601cm" svg:x="10.09cm" svg:y="15.5cm">
            <text:list text:style-name="L3">
              <text:list-header>
                <text:p text:style-name="P6"><text:span text:style-name="T6">Assistance</text:span></text:p>
              </text:list-header>
              <text:list-item>
                <text:p text:style-name="P6"><text:span text:style-name="T6">Services [50]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38" draw:text-style-name="P14" draw:layer="layout" svg:width="5.983cm" svg:height="2.146cm" svg:x="15.358cm" svg:y="9.5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39" draw:text-style-name="P15" draw:layer="layout" svg:width="7.996cm" svg:height="0.925cm" svg:x="14.522cm" svg:y="8.7cm">
            <text:list text:style-name="L3">
              <text:list-header>
                <text:p text:style-name="P6"><text:span text:style-name="T6">Smart life services [10-50]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40" draw:text-style-name="P14" draw:layer="layout" svg:width="4.807cm" svg:height="2.146cm" svg:x="5.6cm" svg:y="9.4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41" draw:text-style-name="P15" draw:layer="layout" svg:width="5.046cm" svg:height="0.925cm" svg:x="5.613cm" svg:y="8.574cm">
            <text:list text:style-name="L3">
              <text:list-header>
                <text:p text:style-name="P6"><text:span text:style-name="T6">Device [10-100]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42" draw:text-style-name="P14" draw:layer="layout" svg:width="5.853cm" svg:height="3.493cm" svg:x="12.747cm" svg:y="3.4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43" draw:text-style-name="P15" draw:layer="layout" svg:width="3.356cm" svg:height="0.927cm" svg:x="13.147cm" svg:y="2.5cm">
            <text:list text:style-name="L3">
              <text:list-item>
                <text:p text:style-name="P6"><text:span text:style-name="T6">The group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Rounded Rectangle 29" draw:style-name="gr44" draw:text-style-name="P14" draw:layer="layout" svg:width="4.974cm" svg:height="3.026cm" svg:x="5.226cm" svg:y="3.37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0" draw:style-name="gr45" draw:text-style-name="P16" draw:layer="layout" svg:width="3.839cm" svg:height="0.925cm" svg:x="5.328cm" svg:y="2.415cm">
            <text:list text:style-name="L3">
              <text:list-header>
                <text:p text:style-name="P6"><text:span text:style-name="T6">Who we are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text-style-name="P3" draw:layer="layout" svg:width="25.193cm" svg:height="1.962cm" svg:x="1.397cm" svg:y="0.838cm" presentation:class="title" presentation:user-transformed="true">
          <draw:text-box>
            <text:list text:style-name="L2">
              <text:list-header>
                <text:p text:style-name="P4"><text:span text:style-name="T4">L-IDM</text:span></text:p>
              </text:list-header>
            </text:list>
          </draw:text-box>
        </draw:frame>
        <draw:custom-shape draw:style-name="gr46" draw:text-style-name="P17" draw:layer="layout" svg:width="0.521cm" svg:height="0.41cm" svg:x="5.666cm" svg:y="3.784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7" draw:text-style-name="P7" draw:layer="layout" svg:width="5.944cm" svg:height="0.843cm" svg:x="6.059cm" svg:y="3.523cm">
          <text:list text:style-name="L2">
            <text:list-header>
              <text:p text:style-name="P6"><text:span text:style-name="T7">Innov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44/2"/>
            <draw:equation draw:name="f1" draw:formula="845/2"/>
            <draw:equation draw:name="f2" draw:formula="845"/>
            <draw:equation draw:name="f3" draw:formula="5944"/>
          </draw:enhanced-geometry>
        </draw:custom-shape>
        <draw:custom-shape draw:style-name="gr48" draw:text-style-name="P7" draw:layer="layout" svg:width="3.784cm" svg:height="0.843cm" svg:x="6.05cm" svg:y="4.198cm">
          <text:list text:style-name="L2">
            <text:list-header>
              <text:p text:style-name="P6"><text:span text:style-name="T8">Testimonial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9" draw:text-style-name="P17" draw:layer="layout" svg:width="0.521cm" svg:height="0.411cm" svg:x="5.697cm" svg:y="5.009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0" draw:text-style-name="P7" draw:layer="layout" svg:width="3.784cm" svg:height="0.843cm" svg:x="6.05cm" svg:y="4.811cm">
          <text:list text:style-name="L2">
            <text:list-header>
              <text:p text:style-name="P6"><text:span text:style-name="T8">Projec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6" draw:text-style-name="P17" draw:layer="layout" svg:width="0.521cm" svg:height="0.41cm" svg:x="5.666cm" svg:y="4.38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6" draw:text-style-name="P17" draw:layer="layout" svg:width="0.521cm" svg:height="0.41cm" svg:x="13.198cm" svg:y="3.585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1" draw:text-style-name="P7" draw:layer="layout" svg:width="3.783cm" svg:height="0.843cm" svg:x="13.582cm" svg:y="3.995cm">
          <text:list text:style-name="L2">
            <text:list-header>
              <text:p text:style-name="P6"><text:span text:style-name="T8">New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6" draw:text-style-name="P17" draw:layer="layout" svg:width="0.521cm" svg:height="0.41cm" svg:x="13.229cm" svg:y="4.811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2" draw:text-style-name="P7" draw:layer="layout" svg:width="3.783cm" svg:height="0.843cm" svg:x="13.582cm" svg:y="4.613cm">
          <text:list text:style-name="L2">
            <text:list-header>
              <text:p text:style-name="P6"><text:span text:style-name="T8">Governan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6" draw:text-style-name="P17" draw:layer="layout" svg:width="0.521cm" svg:height="0.41cm" svg:x="13.229cm" svg:y="5.39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3" draw:text-style-name="P7" draw:layer="layout" svg:width="5.314cm" svg:height="0.843cm" svg:x="13.582cm" svg:y="5.195cm">
          <text:list text:style-name="L2">
            <text:list-header>
              <text:p text:style-name="P6"><text:span text:style-name="T8">Business &amp; Marke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14/2"/>
            <draw:equation draw:name="f1" draw:formula="845/2"/>
            <draw:equation draw:name="f2" draw:formula="845"/>
            <draw:equation draw:name="f3" draw:formula="5314"/>
          </draw:enhanced-geometry>
        </draw:custom-shape>
        <draw:custom-shape draw:style-name="gr49" draw:text-style-name="P17" draw:layer="layout" svg:width="0.521cm" svg:height="0.411cm" svg:x="13.198cm" svg:y="4.18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4" draw:text-style-name="P7" draw:layer="layout" svg:width="5.944cm" svg:height="0.843cm" svg:x="13.657cm" svg:y="3.422cm">
          <text:list text:style-name="L2">
            <text:list-header>
              <text:p text:style-name="P6"><text:span text:style-name="T7">Group 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44/2"/>
            <draw:equation draw:name="f1" draw:formula="845/2"/>
            <draw:equation draw:name="f2" draw:formula="845"/>
            <draw:equation draw:name="f3" draw:formula="5944"/>
          </draw:enhanced-geometry>
        </draw:custom-shape>
        <draw:custom-shape draw:style-name="gr55" draw:text-style-name="P17" draw:layer="layout" svg:width="0.52cm" svg:height="0.41cm" svg:x="13.225cm" svg:y="5.99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6" draw:text-style-name="P7" draw:layer="layout" svg:width="5.314cm" svg:height="0.843cm" svg:x="13.573cm" svg:y="5.794cm">
          <text:list text:style-name="L2">
            <text:list-header>
              <text:p text:style-name="P6"><text:span text:style-name="T8">For investor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14/2"/>
            <draw:equation draw:name="f1" draw:formula="845/2"/>
            <draw:equation draw:name="f2" draw:formula="845"/>
            <draw:equation draw:name="f3" draw:formula="5314"/>
          </draw:enhanced-geometry>
        </draw:custom-shape>
        <draw:custom-shape draw:style-name="gr57" draw:text-style-name="P17" draw:layer="layout" svg:width="0.463cm" svg:height="0.366cm" svg:x="5.724cm" svg:y="10.52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8" draw:text-style-name="P7" draw:layer="layout" svg:width="4.18cm" svg:height="1.435cm" svg:x="6.121cm" svg:y="9.998cm">
          <text:list text:style-name="L2">
            <text:list-header>
              <text:p text:style-name="P6"><text:span text:style-name="T8">Technical characteristic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182/2"/>
            <draw:equation draw:name="f1" draw:formula="1437/2"/>
            <draw:equation draw:name="f2" draw:formula="1437"/>
            <draw:equation draw:name="f3" draw:formula="4182"/>
          </draw:enhanced-geometry>
        </draw:custom-shape>
        <draw:custom-shape draw:style-name="gr57" draw:text-style-name="P17" draw:layer="layout" svg:width="0.463cm" svg:height="0.366cm" svg:x="5.741cm" svg:y="9.891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9" draw:text-style-name="P7" draw:layer="layout" svg:width="5.309cm" svg:height="0.843cm" svg:x="6.09cm" svg:y="9.615cm">
          <text:list text:style-name="L2">
            <text:list-header>
              <text:p text:style-name="P6"><text:span text:style-name="T7">Present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09/2"/>
            <draw:equation draw:name="f1" draw:formula="841/2"/>
            <draw:equation draw:name="f2" draw:formula="841"/>
            <draw:equation draw:name="f3" draw:formula="5309"/>
          </draw:enhanced-geometry>
        </draw:custom-shape>
        <draw:custom-shape draw:style-name="gr57" draw:text-style-name="P17" draw:layer="layout" svg:width="0.463cm" svg:height="0.366cm" svg:x="5.741cm" svg:y="15.97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0" draw:text-style-name="P7" draw:layer="layout" svg:width="4.039cm" svg:height="0.843cm" svg:x="6.09cm" svg:y="15.685cm">
          <text:list text:style-name="L2">
            <text:list-header>
              <text:p text:style-name="P6"><text:span text:style-name="T7">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039/2"/>
            <draw:equation draw:name="f1" draw:formula="845/2"/>
            <draw:equation draw:name="f2" draw:formula="845"/>
            <draw:equation draw:name="f3" draw:formula="4039"/>
          </draw:enhanced-geometry>
        </draw:custom-shape>
        <draw:custom-shape draw:style-name="gr57" draw:text-style-name="P17" draw:layer="layout" svg:width="0.463cm" svg:height="0.366cm" svg:x="15.619cm" svg:y="10.52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1" draw:text-style-name="P7" draw:layer="layout" svg:width="5.609cm" svg:height="0.843cm" svg:x="16.016cm" svg:y="10.297cm">
          <text:list text:style-name="L2">
            <text:list-header>
              <text:p text:style-name="P6"><text:span text:style-name="T8">Activation and rul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612/2"/>
            <draw:equation draw:name="f1" draw:formula="845/2"/>
            <draw:equation draw:name="f2" draw:formula="845"/>
            <draw:equation draw:name="f3" draw:formula="5612"/>
          </draw:enhanced-geometry>
        </draw:custom-shape>
        <draw:custom-shape draw:style-name="gr57" draw:text-style-name="P17" draw:layer="layout" svg:width="0.463cm" svg:height="0.366cm" svg:x="15.637cm" svg:y="9.891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2" draw:text-style-name="P7" draw:layer="layout" svg:width="5.31cm" svg:height="0.843cm" svg:x="15.985cm" svg:y="9.615cm">
          <text:list text:style-name="L2">
            <text:list-header>
              <text:p text:style-name="P6"><text:span text:style-name="T7">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09/2"/>
            <draw:equation draw:name="f1" draw:formula="841/2"/>
            <draw:equation draw:name="f2" draw:formula="841"/>
            <draw:equation draw:name="f3" draw:formula="5309"/>
          </draw:enhanced-geometry>
        </draw:custom-shape>
        <draw:custom-shape draw:style-name="gr57" draw:text-style-name="P17" draw:layer="layout" svg:width="0.463cm" svg:height="0.366cm" svg:x="15.628cm" svg:y="11.205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3" draw:text-style-name="P7" draw:layer="layout" svg:width="3.378cm" svg:height="0.843cm" svg:x="16.025cm" svg:y="10.974cm">
          <text:list text:style-name="L2">
            <text:list-header>
              <text:p text:style-name="P6"><text:span text:style-name="T8">FAQ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79/2"/>
            <draw:equation draw:name="f1" draw:formula="841/2"/>
            <draw:equation draw:name="f2" draw:formula="841"/>
            <draw:equation draw:name="f3" draw:formula="3379"/>
          </draw:enhanced-geometry>
        </draw:custom-shape>
        <draw:line draw:style-name="gr64" draw:text-style-name="P8" draw:layer="layout" svg:x1="15.243cm" svg:y1="9.922cm" svg:x2="13.008cm" svg:y2="9.926cm">
          <text:p/>
        </draw:line>
        <draw:connector draw:style-name="gr65" draw:text-style-name="P8" draw:layer="layout" draw:type="line" svg:x1="11.893cm" svg:y1="9.947cm" svg:x2="10.3cm" svg:y2="9.953cm" svg:d="M11893 9947l-1593 6" svg:viewBox="0 0 1594 7">
          <text:p/>
        </draw:connector>
        <draw:line draw:style-name="gr66" draw:text-style-name="P8" draw:layer="layout" svg:x1="15.306cm" svg:y1="11.205cm" svg:x2="13.026cm" svg:y2="11.21cm">
          <text:p/>
        </draw:line>
        <draw:connector draw:style-name="gr67" draw:text-style-name="P8" draw:layer="layout" draw:type="line" svg:x1="11.905cm" svg:y1="11.235cm" svg:x2="10.295cm" svg:y2="11.221cm" svg:d="M11905 11235l-1610-14" svg:viewBox="0 0 1611 15">
          <text:p/>
        </draw:connector>
        <draw:custom-shape draw:style-name="gr68" draw:text-style-name="P7" draw:layer="layout" svg:width="7.413cm" svg:height="1.603cm" svg:x="11.386cm" svg:y="7.797cm">
          <text:list text:style-name="L2">
            <text:list-header>
              <text:p text:style-name="P6"><text:span text:style-name="T5">Available SL Service</text:span></text:p>
              <text:p text:style-name="P6"><text:span text:style-name="T5">1:5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14/2"/>
            <draw:equation draw:name="f1" draw:formula="1605/2"/>
            <draw:equation draw:name="f2" draw:formula="1605"/>
            <draw:equation draw:name="f3" draw:formula="7414"/>
          </draw:enhanced-geometry>
        </draw:custom-shape>
        <draw:custom-shape draw:style-name="gr69" draw:text-style-name="P7" draw:layer="layout" svg:width="5.247cm" svg:height="1.603cm" svg:x="9.75cm" svg:y="11.453cm">
          <text:list text:style-name="L2">
            <text:list-header>
              <text:p text:style-name="P6"><text:span text:style-name="T5">For device(s)_1</text:span></text:p>
              <text:p text:style-name="P6"><text:span text:style-name="T5">1:3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249/2"/>
            <draw:equation draw:name="f1" draw:formula="1605/2"/>
            <draw:equation draw:name="f2" draw:formula="1605"/>
            <draw:equation draw:name="f3" draw:formula="5249"/>
          </draw:enhanced-geometry>
        </draw:custom-shape>
        <draw:line draw:style-name="gr66" draw:text-style-name="P8" draw:layer="layout" svg:x1="8.489cm" svg:y1="15.231cm" svg:x2="8.498cm" svg:y2="13.167cm">
          <text:p/>
        </draw:line>
        <draw:connector draw:style-name="gr67" draw:text-style-name="P8" draw:layer="layout" draw:type="line" svg:x1="8.493cm" svg:y1="12.236cm" svg:x2="8.488cm" svg:y2="11.596cm" svg:d="M8493 12236l-5-640" svg:viewBox="0 0 6 641">
          <text:p/>
        </draw:connector>
        <draw:custom-shape draw:style-name="gr70" draw:text-style-name="P7" draw:layer="layout" svg:width="4.189cm" svg:height="2.279cm" svg:x="8.608cm" svg:y="12.985cm">
          <text:list text:style-name="L2">
            <text:list-header>
              <text:p text:style-name="P6"><text:span text:style-name="T5">Assistance for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192/2"/>
            <draw:equation draw:name="f1" draw:formula="2277/2"/>
            <draw:equation draw:name="f2" draw:formula="2277"/>
            <draw:equation draw:name="f3" draw:formula="4192"/>
          </draw:enhanced-geometry>
        </draw:custom-shape>
        <draw:line draw:style-name="gr64" draw:text-style-name="P8" draw:layer="layout" svg:x1="6.019cm" svg:y1="15.205cm" svg:x2="6.028cm" svg:y2="13.141cm">
          <text:p/>
        </draw:line>
        <draw:connector draw:style-name="gr65" draw:text-style-name="P8" draw:layer="layout" draw:type="line" svg:x1="6.023cm" svg:y1="12.214cm" svg:x2="6.017cm" svg:y2="11.574cm" svg:d="M6023 12214l-6-640" svg:viewBox="0 0 7 641">
          <text:p/>
        </draw:connector>
        <draw:custom-shape draw:style-name="gr71" draw:text-style-name="P7" draw:layer="layout" svg:width="3.881cm" svg:height="2.279cm" svg:x="1.521cm" svg:y="12.912cm">
          <text:list text:style-name="L2">
            <text:list-header>
              <text:p text:style-name="P6"><text:span text:style-name="T5">For</text:span></text:p>
              <text:p text:style-name="P6"><text:span text:style-name="T5">device(s)_2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81/2"/>
            <draw:equation draw:name="f1" draw:formula="2281/2"/>
            <draw:equation draw:name="f2" draw:formula="2281"/>
            <draw:equation draw:name="f3" draw:formula="3881"/>
          </draw:enhanced-geometry>
        </draw:custom-shape>
        <draw:custom-shape draw:style-name="gr72" draw:text-style-name="P11" draw:layer="layout" svg:width="4.44cm" svg:height="2.279cm" svg:x="20.66cm" svg:y="11.205cm">
          <text:list text:style-name="L2">
            <text:list-header>
              <text:p text:style-name="P10"><text:span text:style-name="T5">Smart life</text:span></text:p>
              <text:p text:style-name="P10"><text:span text:style-name="T5">Services by </text:span></text:p>
              <text:p text:style-name="P10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441/2"/>
            <draw:equation draw:name="f1" draw:formula="2281/2"/>
            <draw:equation draw:name="f2" draw:formula="2281"/>
            <draw:equation draw:name="f3" draw:formula="4441"/>
          </draw:enhanced-geometry>
        </draw:custom-shape>
        <draw:custom-shape draw:style-name="gr73" draw:text-style-name="P9" draw:layer="layout" svg:width="0.864cm" svg:height="1.023cm" svg:x="21.687cm" svg:y="10.389cm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67,1023)"/>
            <draw:equation draw:name="f1" draw:formula="-31072*867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1023*?f6 "/>
            <draw:equation draw:name="f15" draw:formula="?f14 /3392"/>
            <draw:equation draw:name="f16" draw:formula="1023/2"/>
            <draw:equation draw:name="f17" draw:formula="?f16 -?f15 "/>
            <draw:equation draw:name="f18" draw:formula="?f16 +?f15 "/>
            <draw:equation draw:name="f19" draw:formula="?f18 "/>
            <draw:equation draw:name="f20" draw:formula="1023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67"/>
            <draw:equation draw:name="f25" draw:formula="1023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4" draw:text-style-name="P9" draw:layer="layout" svg:width="0.957cm" svg:height="1.023cm" svg:x="24.245cm" svg:y="10.389cm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957,1023)"/>
            <draw:equation draw:name="f1" draw:formula="-31072*957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1023*?f6 "/>
            <draw:equation draw:name="f15" draw:formula="?f14 /3392"/>
            <draw:equation draw:name="f16" draw:formula="1023/2"/>
            <draw:equation draw:name="f17" draw:formula="?f16 -?f15 "/>
            <draw:equation draw:name="f18" draw:formula="?f16 +?f15 "/>
            <draw:equation draw:name="f19" draw:formula="?f18 "/>
            <draw:equation draw:name="f20" draw:formula="1023/2"/>
            <draw:equation draw:name="f21" draw:formula="?f17 *?f12 "/>
            <draw:equation draw:name="f22" draw:formula="?f21 /?f20 "/>
            <draw:equation draw:name="f23" draw:formula="?f13 -?f22 "/>
            <draw:equation draw:name="f24" draw:formula="957"/>
            <draw:equation draw:name="f25" draw:formula="1023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5" draw:text-style-name="P11" draw:layer="layout" svg:width="7.223cm" svg:height="2.279cm" svg:x="22.6cm" svg:y="7.761cm">
          <text:list text:style-name="L2">
            <text:list-header>
              <text:p text:style-name="P10"><text:span text:style-name="T5">All smart</text:span></text:p>
              <text:p text:style-name="P10"><text:span text:style-name="T5">Life services</text:span></text:p>
              <text:p text:style-name="P10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225/2"/>
            <draw:equation draw:name="f1" draw:formula="2281/2"/>
            <draw:equation draw:name="f2" draw:formula="2281"/>
            <draw:equation draw:name="f3" draw:formula="7225"/>
          </draw:enhanced-geometry>
        </draw:custom-shape>
        <draw:custom-shape draw:style-name="gr76" draw:text-style-name="P11" draw:layer="layout" svg:width="7.223cm" svg:height="0.927cm" svg:x="19.632cm" svg:y="14.654cm">
          <text:list text:style-name="L2">
            <text:list-header>
              <text:p text:style-name="P10"><text:span text:style-name="T5">Highligh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225/2"/>
            <draw:equation draw:name="f1" draw:formula="925/2"/>
            <draw:equation draw:name="f2" draw:formula="925"/>
            <draw:equation draw:name="f3" draw:formula="7225"/>
          </draw:enhanced-geometry>
        </draw:custom-shape>
        <draw:custom-shape draw:style-name="gr77" draw:text-style-name="P9" draw:layer="layout" svg:width="0.895cm" svg:height="0.962cm" draw:transform="rotate (-3.14159265358979) translate (5.449cm 10.985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8" draw:text-style-name="P9" draw:layer="layout" svg:width="0.895cm" svg:height="0.961cm" draw:transform="rotate (-3.14159265358979) translate (2.693cm 10.966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9" draw:text-style-name="P7" draw:layer="layout" svg:width="3.588cm" svg:height="1.603cm" svg:x="2.103cm" svg:y="7.898cm">
          <text:list text:style-name="L2">
            <text:list-header>
              <text:p text:style-name="P6"><text:span text:style-name="T5">De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86/2"/>
            <draw:equation draw:name="f1" draw:formula="1604/2"/>
            <draw:equation draw:name="f2" draw:formula="1604"/>
            <draw:equation draw:name="f3" draw:formula="3586"/>
          </draw:enhanced-geometry>
        </draw:custom-shape>
        <draw:custom-shape draw:style-name="gr80" draw:text-style-name="P7" draw:layer="layout" svg:width="3.52cm" svg:height="1.603cm" svg:x="-0.185cm" svg:y="10.799cm">
          <text:list text:style-name="L2">
            <text:list-header>
              <text:p text:style-name="P6"><text:span text:style-name="T5">All de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18/2"/>
            <draw:equation draw:name="f1" draw:formula="1602/2"/>
            <draw:equation draw:name="f2" draw:formula="1602"/>
            <draw:equation draw:name="f3" draw:formula="3518"/>
          </draw:enhanced-geometry>
        </draw:custom-shape>
        <draw:custom-shape draw:style-name="gr77" draw:text-style-name="P9" draw:layer="layout" svg:width="0.895cm" svg:height="0.962cm" draw:transform="rotate (-3.14159265358979) translate (5.449cm 17.088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77" draw:text-style-name="P9" draw:layer="layout" svg:width="0.895cm" svg:height="0.962cm" draw:transform="rotate (-3.14159265358979) translate (2.693cm 17.066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81" draw:text-style-name="P7" draw:layer="layout" svg:width="3.681cm" svg:height="2.279cm" svg:x="3.956cm" svg:y="17.004cm">
          <text:list text:style-name="L2">
            <text:list-header>
              <text:p text:style-name="P6"><text:span text:style-name="T5">Assistance</text:span></text:p>
              <text:p text:style-name="P6"><text:span text:style-name="T5">ser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679/2"/>
            <draw:equation draw:name="f1" draw:formula="2278/2"/>
            <draw:equation draw:name="f2" draw:formula="2278"/>
            <draw:equation draw:name="f3" draw:formula="3679"/>
          </draw:enhanced-geometry>
        </draw:custom-shape>
        <draw:custom-shape draw:style-name="gr82" draw:text-style-name="P7" draw:layer="layout" svg:width="4.337cm" svg:height="2.279cm" svg:x="-0.093cm" svg:y="16.898cm">
          <text:list text:style-name="L2">
            <text:list-header>
              <text:p text:style-name="P6"><text:span text:style-name="T5">All assistance</text:span></text:p>
              <text:p text:style-name="P6"><text:span text:style-name="T5">ser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335/2"/>
            <draw:equation draw:name="f1" draw:formula="2278/2"/>
            <draw:equation draw:name="f2" draw:formula="2278"/>
            <draw:equation draw:name="f3" draw:formula="4335"/>
          </draw:enhanced-geometry>
        </draw:custom-shape>
        <draw:custom-shape draw:name="Oval 32" draw:style-name="gr83" draw:text-style-name="P18" draw:layer="layout" svg:width="0.52cm" svg:height="0.411cm" svg:x="5.666cm" svg:y="3.7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666cm" svg:y="4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698cm" svg:y="5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37cm" svg:y="3.7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37cm" svg:y="4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62cm" svg:y="4.8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62cm" svg:y="5.4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3.147cm" svg:y="6.0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741cm" svg:y="9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724cm" svg:y="10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6">
          <draw:custom-shape draw:name="Oval 20" draw:style-name="gr84" draw:text-style-name="P14" draw:layer="layout" svg:width="1.307cm" svg:height="1.269cm" svg:x="11.8cm" svg:y="10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12.061cm" svg:y1="10.977cm" svg:x2="12.846cm" svg:y2="10.979cm">
            <text:p/>
          </draw:line>
          <draw:line draw:name="Straight Connector 24" draw:style-name="gr85" draw:text-style-name="P19" draw:layer="layout" svg:x1="12.061cm" svg:y1="11.293cm" svg:x2="12.846cm" svg:y2="11.294cm">
            <text:p/>
          </draw:line>
          <draw:line draw:name="Straight Connector 25" draw:style-name="gr85" draw:text-style-name="P19" draw:layer="layout" svg:x1="12.061cm" svg:y1="11.545cm" svg:x2="12.846cm" svg:y2="11.546cm">
            <text:p/>
          </draw:line>
        </draw:g>
        <draw:g draw:name="Group 26">
          <draw:custom-shape draw:name="Oval 20" draw:style-name="gr84" draw:text-style-name="P14" draw:layer="layout" svg:width="1.307cm" svg:height="1.269cm" svg:x="11.693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11.954cm" svg:y1="9.577cm" svg:x2="12.739cm" svg:y2="9.579cm">
            <text:p/>
          </draw:line>
          <draw:line draw:name="Straight Connector 24" draw:style-name="gr85" draw:text-style-name="P19" draw:layer="layout" svg:x1="11.954cm" svg:y1="9.893cm" svg:x2="12.739cm" svg:y2="9.894cm">
            <text:p/>
          </draw:line>
          <draw:line draw:name="Straight Connector 25" draw:style-name="gr85" draw:text-style-name="P19" draw:layer="layout" svg:x1="11.954cm" svg:y1="10.145cm" svg:x2="12.739cm" svg:y2="10.146cm">
            <text:p/>
          </draw:line>
        </draw:g>
        <draw:g draw:name="Group 26">
          <draw:custom-shape draw:name="Oval 20" draw:style-name="gr84" draw:text-style-name="P14" draw:layer="layout" svg:width="1.307cm" svg:height="1.269cm" svg:x="7.893cm" svg:y="12.0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8.154cm" svg:y1="12.418cm" svg:x2="8.939cm" svg:y2="12.42cm">
            <text:p/>
          </draw:line>
          <draw:line draw:name="Straight Connector 24" draw:style-name="gr85" draw:text-style-name="P19" draw:layer="layout" svg:x1="8.154cm" svg:y1="12.734cm" svg:x2="8.939cm" svg:y2="12.735cm">
            <text:p/>
          </draw:line>
          <draw:line draw:name="Straight Connector 25" draw:style-name="gr85" draw:text-style-name="P19" draw:layer="layout" svg:x1="8.154cm" svg:y1="12.986cm" svg:x2="8.939cm" svg:y2="12.987cm">
            <text:p/>
          </draw:line>
        </draw:g>
        <draw:g draw:name="Group 26">
          <draw:custom-shape draw:name="Oval 20" draw:style-name="gr84" draw:text-style-name="P14" draw:layer="layout" svg:width="1.307cm" svg:height="1.269cm" svg:x="5.4cm" svg:y="12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85" draw:text-style-name="P19" draw:layer="layout" svg:x1="5.661cm" svg:y1="12.508cm" svg:x2="6.446cm" svg:y2="12.51cm">
            <text:p/>
          </draw:line>
          <draw:line draw:name="Straight Connector 24" draw:style-name="gr85" draw:text-style-name="P19" draw:layer="layout" svg:x1="5.661cm" svg:y1="12.824cm" svg:x2="6.446cm" svg:y2="12.825cm">
            <text:p/>
          </draw:line>
          <draw:line draw:name="Straight Connector 25" draw:style-name="gr85" draw:text-style-name="P19" draw:layer="layout" svg:x1="5.661cm" svg:y1="13.076cm" svg:x2="6.446cm" svg:y2="13.077cm">
            <text:p/>
          </draw:line>
        </draw:g>
        <draw:custom-shape draw:name="Oval 32" draw:style-name="gr83" draw:text-style-name="P18" draw:layer="layout" svg:width="0.52cm" svg:height="0.411cm" svg:x="15.465cm" svg:y="9.8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5.496cm" svg:y="10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15.505cm" svg:y="11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3" draw:text-style-name="P18" draw:layer="layout" svg:width="0.52cm" svg:height="0.411cm" svg:x="5.67cm" svg:y="15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1">
          <draw:custom-shape draw:name="Oval 30" draw:style-name="gr86" draw:text-style-name="P14" draw:layer="layout" svg:width="1.479cm" svg:height="1.411cm" svg:x="3.055cm" svg:y="9.5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">
            <draw:custom-shape draw:name="Oval 26" draw:style-name="gr87" draw:text-style-name="P14" draw:layer="layout" svg:width="1.311cm" svg:height="1.301cm" svg:x="3.142cm" svg:y="9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" draw:style-name="gr85" draw:text-style-name="P19" draw:layer="layout" svg:x1="3.404cm" svg:y1="10.262cm" svg:x2="4.191cm" svg:y2="10.263cm">
              <text:p/>
            </draw:line>
            <draw:line draw:name="Straight Connector 28" draw:style-name="gr85" draw:text-style-name="P19" draw:layer="layout" svg:x1="3.404cm" svg:y1="10.459cm" svg:x2="4.191cm" svg:y2="10.461cm">
              <text:p/>
            </draw:line>
            <draw:line draw:name="Straight Connector 29" draw:style-name="gr85" draw:text-style-name="P19" draw:layer="layout" svg:x1="3.404cm" svg:y1="10.658cm" svg:x2="4.191cm" svg:y2="10.659cm">
              <text:p/>
            </draw:line>
          </draw:g>
          <draw:custom-shape draw:name="Chord 25" draw:style-name="gr88" draw:text-style-name="P18" draw:layer="layout" svg:width="1.615cm" svg:height="1.719cm" svg:x="2.985cm" svg:y="9.581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31">
          <draw:custom-shape draw:name="Oval 30" draw:style-name="gr86" draw:text-style-name="P14" draw:layer="layout" svg:width="1.479cm" svg:height="1.411cm" svg:x="2.699cm" svg:y="15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">
            <draw:custom-shape draw:name="Oval 26" draw:style-name="gr87" draw:text-style-name="P14" draw:layer="layout" svg:width="1.311cm" svg:height="1.301cm" svg:x="2.786cm" svg:y="15.6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" draw:style-name="gr85" draw:text-style-name="P19" draw:layer="layout" svg:x1="3.048cm" svg:y1="16.288cm" svg:x2="3.835cm" svg:y2="16.289cm">
              <text:p/>
            </draw:line>
            <draw:line draw:name="Straight Connector 28" draw:style-name="gr85" draw:text-style-name="P19" draw:layer="layout" svg:x1="3.048cm" svg:y1="16.485cm" svg:x2="3.835cm" svg:y2="16.487cm">
              <text:p/>
            </draw:line>
            <draw:line draw:name="Straight Connector 29" draw:style-name="gr85" draw:text-style-name="P19" draw:layer="layout" svg:x1="3.048cm" svg:y1="16.684cm" svg:x2="3.835cm" svg:y2="16.685cm">
              <text:p/>
            </draw:line>
          </draw:g>
          <draw:custom-shape draw:name="Chord 25" draw:style-name="gr88" draw:text-style-name="P18" draw:layer="layout" svg:width="1.615cm" svg:height="1.719cm" svg:x="2.629cm" svg:y="15.607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31">
          <draw:custom-shape draw:name="Oval 30" draw:style-name="gr86" draw:text-style-name="P14" draw:layer="layout" svg:width="1.479cm" svg:height="1.411cm" svg:x="22.655cm" svg:y="10.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">
            <draw:custom-shape draw:name="Oval 26" draw:style-name="gr87" draw:text-style-name="P14" draw:layer="layout" svg:width="1.311cm" svg:height="1.301cm" svg:x="22.742cm" svg:y="10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" draw:style-name="gr85" draw:text-style-name="P19" draw:layer="layout" svg:x1="23.004cm" svg:y1="10.728cm" svg:x2="23.791cm" svg:y2="10.729cm">
              <text:p/>
            </draw:line>
            <draw:line draw:name="Straight Connector 28" draw:style-name="gr85" draw:text-style-name="P19" draw:layer="layout" svg:x1="23.004cm" svg:y1="10.925cm" svg:x2="23.791cm" svg:y2="10.927cm">
              <text:p/>
            </draw:line>
            <draw:line draw:name="Straight Connector 29" draw:style-name="gr85" draw:text-style-name="P19" draw:layer="layout" svg:x1="23.004cm" svg:y1="11.124cm" svg:x2="23.791cm" svg:y2="11.125cm">
              <text:p/>
            </draw:line>
          </draw:g>
          <draw:custom-shape draw:name="Chord 25" draw:style-name="gr88" draw:text-style-name="P18" draw:layer="layout" svg:width="1.615cm" svg:height="1.719cm" svg:x="22.585cm" svg:y="10.047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25.48cm" svg:y="10.01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25.771cm" svg:y1="10.675cm" svg:x2="26.644cm" svg:y2="10.676cm">
              <text:p/>
            </draw:line>
            <draw:line draw:name="Straight Connector 7" draw:style-name="gr85" draw:text-style-name="P19" draw:layer="layout" svg:x1="25.771cm" svg:y1="10.881cm" svg:x2="26.644cm" svg:y2="10.882cm">
              <text:p/>
            </draw:line>
            <draw:line draw:name="Straight Connector 8" draw:style-name="gr85" draw:text-style-name="P19" draw:layer="layout" svg:x1="25.771cm" svg:y1="11.088cm" svg:x2="26.644cm" svg:y2="11.09cm">
              <text:p/>
            </draw:line>
          </draw:g>
          <draw:custom-shape draw:name="Chord 9" draw:style-name="gr90" draw:text-style-name="P18" draw:layer="layout" svg:width="1.592cm" svg:height="1.795cm" svg:x="25.408cm" svg:y="10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22.48cm" svg:y="13.4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22.771cm" svg:y1="14.159cm" svg:x2="23.644cm" svg:y2="14.16cm">
              <text:p/>
            </draw:line>
            <draw:line draw:name="Straight Connector 7" draw:style-name="gr85" draw:text-style-name="P19" draw:layer="layout" svg:x1="22.771cm" svg:y1="14.365cm" svg:x2="23.644cm" svg:y2="14.366cm">
              <text:p/>
            </draw:line>
            <draw:line draw:name="Straight Connector 8" draw:style-name="gr85" draw:text-style-name="P19" draw:layer="layout" svg:x1="22.771cm" svg:y1="14.572cm" svg:x2="23.644cm" svg:y2="14.574cm">
              <text:p/>
            </draw:line>
          </draw:g>
          <draw:custom-shape draw:name="Chord 9" draw:style-name="gr90" draw:text-style-name="P18" draw:layer="layout" svg:width="1.592cm" svg:height="1.795cm" svg:x="22.408cm" svg:y="13.484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0.072cm" svg:y="15.6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0.363cm" svg:y1="16.28cm" svg:x2="1.236cm" svg:y2="16.281cm">
              <text:p/>
            </draw:line>
            <draw:line draw:name="Straight Connector 7" draw:style-name="gr85" draw:text-style-name="P19" draw:layer="layout" svg:x1="0.363cm" svg:y1="16.486cm" svg:x2="1.236cm" svg:y2="16.487cm">
              <text:p/>
            </draw:line>
            <draw:line draw:name="Straight Connector 8" draw:style-name="gr85" draw:text-style-name="P19" draw:layer="layout" svg:x1="0.363cm" svg:y1="16.693cm" svg:x2="1.236cm" svg:y2="16.695cm">
              <text:p/>
            </draw:line>
          </draw:g>
          <draw:custom-shape draw:name="Chord 9" draw:style-name="gr90" draw:text-style-name="P18" draw:layer="layout" svg:width="1.592cm" svg:height="1.795cm" svg:x="0cm" svg:y="15.605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g draw:name="Group 11">
          <draw:g draw:name="Group 4">
            <draw:custom-shape draw:name="Oval 5" draw:style-name="gr89" draw:text-style-name="P14" draw:layer="layout" svg:width="1.455cm" svg:height="1.358cm" svg:x="0.072cm" svg:y="9.61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" draw:style-name="gr85" draw:text-style-name="P19" draw:layer="layout" svg:x1="0.363cm" svg:y1="10.275cm" svg:x2="1.236cm" svg:y2="10.276cm">
              <text:p/>
            </draw:line>
            <draw:line draw:name="Straight Connector 7" draw:style-name="gr85" draw:text-style-name="P19" draw:layer="layout" svg:x1="0.363cm" svg:y1="10.481cm" svg:x2="1.236cm" svg:y2="10.482cm">
              <text:p/>
            </draw:line>
            <draw:line draw:name="Straight Connector 8" draw:style-name="gr85" draw:text-style-name="P19" draw:layer="layout" svg:x1="0.363cm" svg:y1="10.688cm" svg:x2="1.236cm" svg:y2="10.69cm">
              <text:p/>
            </draw:line>
          </draw:g>
          <draw:custom-shape draw:name="Chord 9" draw:style-name="gr90" draw:text-style-name="P18" draw:layer="layout" svg:width="1.592cm" svg:height="1.795cm" svg:x="0cm" svg:y="9.6cm">
            <text:p/>
            <draw:enhanced-geometry draw:mirror-horizontal="false" draw:mirror-vertical="false" svg:viewBox="0 0 0 0" draw:text-areas="?f27 ?f29 ?f28 ?f30" draw:type="ooxml-chord" draw:modifiers="13350572 19019338" draw:enhanced-path="M ?f16 ?f18 Z N" drawooo:enhanced-path="M ?f16 ?f18 G ?f5 ?f7 ?f31 ?f32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(?f16 +?f19 )/2"/>
              <draw:equation draw:name="f22" draw:formula="(?f18 +?f20 )/2"/>
              <draw:equation draw:name="f23" draw:formula="?f4 *1/2"/>
              <draw:equation draw:name="f24" draw:formula="?f0 +?f23 -10800000"/>
              <draw:equation draw:name="f25" draw:formula="?f5 *cos(pi*(2700000)/10800000)"/>
              <draw:equation draw:name="f26" draw:formula="?f7 *sin(pi*(2700000)/10800000)"/>
              <draw:equation draw:name="f27" draw:formula="?f15 +0-?f25 "/>
              <draw:equation draw:name="f28" draw:formula="?f15 +?f25 -0"/>
              <draw:equation draw:name="f29" draw:formula="?f17 +0-?f26 "/>
              <draw:equation draw:name="f30" draw:formula="?f17 +?f26 -0"/>
              <draw:equation draw:name="f31" draw:formula="(?f0 )/60000.0"/>
              <draw:equation draw:name="f32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Left Arrow 74" draw:style-name="gr91" draw:text-style-name="P14" draw:layer="layout" svg:width="1cm" svg:height="1.078cm" draw:transform="rotate (-3.14159265358979) translate (5.554cm 10.878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1" draw:text-style-name="P14" draw:layer="layout" svg:width="1cm" svg:height="1.078cm" draw:transform="rotate (-3.14159265358979) translate (2.798cm 10.878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1" draw:text-style-name="P14" draw:layer="layout" svg:width="1cm" svg:height="1.078cm" draw:transform="rotate (-3.14159265358979) translate (5.4cm 16.898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1" draw:text-style-name="P14" draw:layer="layout" svg:width="1cm" svg:height="1.078cm" draw:transform="rotate (-3.14159265358979) translate (2.693cm 16.83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2" draw:text-style-name="P14" draw:layer="layout" svg:width="1.221cm" svg:height="1.145cm" svg:x="21.364cm" svg:y="10.092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4" draw:style-name="gr92" draw:text-style-name="P14" draw:layer="layout" svg:width="1.221cm" svg:height="1.145cm" svg:x="24.2cm" svg:y="10.2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3" presentation:class="page"/>
          <draw:frame presentation:style-name="pr5" draw:text-style-name="P3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4" draw:style-name="dp3" draw:master-page-name="Predefinito" presentation:presentation-page-layout-name="AL1T1">
        <draw:frame presentation:style-name="pr6" draw:layer="layout" svg:width="25.188cm" svg:height="3.497cm" svg:x="1.398cm" svg:y="0.837cm" presentation:class="title">
          <draw:text-box>
            <text:p>P-IDM</text:p>
          </draw:text-box>
        </draw:frame>
        <draw:frame presentation:style-name="pr7" draw:layer="layout" svg:width="25.188cm" svg:height="12.171cm" svg:x="1.398cm" svg:y="4.911cm" presentation:class="outline" presentation:placeholder="true">
          <draw:text-box/>
        </draw:frame>
        <presentation:notes draw:style-name="dp2">
          <draw:page-thumbnail draw:style-name="gr1" draw:layer="layout" svg:width="14.838cm" svg:height="11.126cm" svg:x="3.074cm" svg:y="2.258cm" draw:page-number="4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1a6da" draw:end-color="#549ada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draw:auto-grow-height="false" draw:fit-to-size="shrink-to-fit" fo:padding-top="0.068cm" fo:padding-bottom="0cm" fo:padding-left="0cm" fo:padding-right="0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000000" style:font-name="Times New Roman" fo:font-size="14pt" fo:language="it" fo:country="IT" style:font-name-asian="DejaVu Sans1" style:font-size-asian="14pt" style:language-asian="it" style:country-asian="IT" style:font-name-complex="DejaVu Sans1" style:font-size-complex="14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88cm" svg:height="3.497cm" svg:x="1.398cm" svg:y="0.837cm" presentation:class="title" presentation:placeholder="true">
        <draw:text-box/>
      </draw:frame>
      <draw:frame presentation:style-name="Predefinito-outline1" draw:layer="backgroundobjects" svg:width="25.188cm" svg:height="12.171cm" svg:x="1.398cm" svg:y="4.911cm" presentation:class="outline" presentation:placeholder="true">
        <draw:text-box/>
      </draw:frame>
      <draw:frame presentation:style-name="Mpr1" draw:text-style-name="MP5" draw:layer="backgroundobjects" svg:width="6.513cm" svg:height="1.438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438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finito-title" draw:layer="backgroundobjects" svg:width="14.838cm" svg:height="11.126cm" svg:x="3.074cm" svg:y="2.258cm" presentation:class="page"/>
        <draw:frame presentation:style-name="Predefinito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2:58:52.323583700</meta:creation-date>
    <dc:date>2016-04-10T17:45:28.968939354</dc:date>
    <meta:editing-cycles>65</meta:editing-cycles>
    <meta:editing-duration>PT2H16M40S</meta:editing-duration>
    <meta:generator>LibreOffice/5.0.5.2$Linux_X86_64 LibreOffice_project/00m0$Build-2</meta:generator>
    <meta:document-statistic meta:object-count="252"/>
  </office:meta>
</office:document-meta>
</file>